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9" style:family="paragraph" style:parent-style-name="_5b_Normal_5d_">
      <style:paragraph-properties fo:margin-top="0in" fo:margin-bottom="0in" fo:line-height="100%"/>
      <style:text-properties fo:color="#000000" style:font-name="Georgia" fo:font-size="10.5pt" fo:language="zxx" fo:country="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0"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fo:background-color="transparent" style:font-size-asian="10.5pt" style:font-weight-asian="normal" style:font-size-complex="10.5pt" style:font-weight-complex="normal"/>
    </style:style>
    <style:style style:name="P11"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P12"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color="#000000" fo:font-weight="normal" style:font-weight-asian="normal" style:font-weight-complex="normal"/>
    </style:style>
    <style:style style:name="P13"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4"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5" style:family="text">
      <style:text-properties style:font-name="Georgia"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style:style style:name="T6" style:family="text">
      <style:text-properties style:font-name="Georgia"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7" style:family="text">
      <style:text-properties style:font-name="Georgia" fo:font-size="10pt" fo:language="none" fo:country="none" fo:background-color="transparent" style:font-name-asian="Georgia" style:font-size-asian="10pt" style:language-asian="none" style:country-asian="none" style:font-name-complex="Georgia" style:font-size-complex="10pt" style:language-complex="none" style:country-complex="none"/>
    </style:style>
    <style:style style:name="T8" style:family="text">
      <style:text-properties style:font-name="Georgia" fo:font-size="10pt" fo:language="en" fo:country="US" style:font-name-asian="Georgia" style:font-size-asian="10pt" style:language-asian="none" style:country-asian="none" style:font-name-complex="Georgia" style:font-size-complex="10pt" style:language-complex="none" style:country-complex="none"/>
    </style:style>
    <style:style style:name="T9" style:family="text">
      <style:text-properties style:font-name="Georgia" fo:language="zxx" fo:country="none" style:font-name-asian="Georgia" style:language-asian="zxx" style:country-asian="none" style:font-name-complex="Georgia" style:language-complex="zxx" style:country-complex="none"/>
    </style:style>
    <style:style style:name="T10" style:family="text">
      <style:text-properties style:font-name="Georgia" fo:language="zxx" fo:country="none" style:text-underline-style="none" style:font-name-asian="Georgia" style:language-asian="zxx" style:country-asian="none" style:font-name-complex="Georgia" style:language-complex="zxx" style:country-complex="none"/>
    </style:style>
    <style:style style:name="T11"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12" style:family="text">
      <style:text-properties style:font-name="Georgia" fo:font-size="10.5pt" fo:background-color="transparent" style:font-size-asian="10.5pt" style:font-size-complex="10.5pt"/>
    </style:style>
    <style:style style:name="T13" style:family="text">
      <style:text-properties fo:language="zxx" fo:country="none" style:font-name-asian="Georgia" style:language-asian="zxx" style:country-asian="none" style:font-name-complex="Georgia" style:language-complex="zxx" style:country-complex="none"/>
    </style:style>
    <style:style style:name="T14" style:family="text">
      <style:text-properties fo:language="zxx" fo:country="none" fo:font-style="italic" style:font-name-asian="Georgia" style:language-asian="zxx" style:country-asian="none" style:font-style-asian="italic" style:font-name-complex="Georgia" style:language-complex="zxx" style:country-complex="none" style:font-style-complex="italic"/>
    </style:style>
    <style:style style:name="T15" style:family="text">
      <style:text-properties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16" style:family="text">
      <style:text-properties fo:language="zxx" fo:country="none" fo:font-style="normal" style:font-name-asian="Georgia" style:language-asian="zxx" style:country-asian="none" style:font-style-asian="normal" style:font-name-complex="Georgia" style:language-complex="zxx" style:country-complex="none" style:font-style-complex="normal"/>
    </style:style>
    <style:style style:name="T17" style:family="text">
      <style:text-properties fo:language="zxx" fo:country="none" style:text-underline-style="none" style:font-name-asian="Georgia" style:language-asian="zxx" style:country-asian="none" style:font-name-complex="Georgia" style:language-complex="zxx" style:country-complex="none"/>
    </style:style>
    <style:style style:name="T18" style:family="text">
      <style:text-properties fo:color="#000000" fo:language="zxx" fo:country="none" style:text-underline-style="solid" style:text-underline-width="auto" style:text-underline-color="font-color"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19" style:family="text">
      <style:text-properties fo:color="#000000" fo:language="zxx" fo:country="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0" style:family="text">
      <style:text-properties fo:color="#000000" fo:language="zxx" fo:country="none" style:text-underline-style="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1" style:family="text">
      <style:text-properties fo:color="#000000" fo:language="zxx" fo:country="none" fo:font-style="italic" fo:font-weight="normal" fo:background-color="transparent"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2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Town Crier</text:p>
      <text:p text:style-name="P1"/>
      <text:p text:style-name="P2"><text:span text:style-name="T1">Read:</text:span><text:span text:style-name="T3"> Ezekiel 3:17-19</text:span></text:p>
      <text:p text:style-name="P3"/>
      <text:p text:style-name="P5"><text:span text:style-name="T1">Text:</text:span><text:span text:style-name="T3"> </text:span><text:span text:style-name="T20">Psalm 55:17 "Evening, and morning, and at noon, will I pray, and cry aloud: and he shall hear my voice."</text:span></text:p>
      <text:p text:style-name="P4"/>
      <text:h text:style-name="P5" text:outline-level="3"><text:span text:style-name="T1">Introduction:</text:span><text:span text:style-name="T3"> Have you ever had someone working for you who just didn't seem to put their heart into their work? What was critical and important to you wasn't critical and important to them. When you were intense they were laid back. Didn't you just want to slap them? Or shake them or something? God has a lot of folks who are just like that. They show up at church when it's convenient. They talk about God when someone else initiates the conversation. They get excited about folks getting saved but they never try to lead anyone to Christ. They are like the brother of the prodigal son: They know that the father is sitting right there on the front porch, looking down the road and pining away for the prodigal but they focus on the farm and make no attempt to go and get their brother and bring him home to dad.</text:span></text:h>
      <text:h text:style-name="P7" text:outline-level="3"><text:span text:style-name="T3"><text:s text:c="2"/>I believe that God, in heaven, listens to our weak prayers and sees the lack of genuine concern for His plan and our fellow man and it breaks His heart.</text:span></text:h>
      <text:h text:style-name="P7" text:outline-level="3"><text:span text:style-name="T3"/></text:h>
      <text:h text:style-name="P7" text:outline-level="3"><text:span text:style-name="T2">Words are important:</text:span><text:span text:style-name="T3"> Ask anyone who makes a living speaking and they will tell you that the choice of words you say can either make you credible or unworthy of belief. Look at how the press listens and dissects every word that comes out of President Donald Trump's mouth.</text:span></text:h>
      <text:h text:style-name="P7" text:outline-level="3"><text:span text:style-name="T3"><text:s text:c="2"/>When the scriptures say a person “cried out” it certainly gives more passion to the request than to say that the person “said”.</text:span></text:h>
      <text:h text:style-name="P7" text:outline-level="3"><text:span text:style-name="T3"/></text:h>
      <text:h text:style-name="P7" text:outline-level="3"><text:span text:style-name="T2">David said:</text:span><text:span text:style-name="T3"> “</text:span><text:span text:style-name="T19">This poor man </text:span><text:span text:style-name="T18">cried</text:span><text:span text:style-name="T19">, and the LORD heard </text:span><text:span text:style-name="T21">him,</text:span><text:span text:style-name="T19"> and saved him out of all his troubles." (Psalm 34:6) "In my distress I called upon the LORD, and </text:span><text:span text:style-name="T18">cried</text:span><text:span text:style-name="T19"> to my God: and he did hear my voice out of his temple, and my </text:span><text:span text:style-name="T18">cry</text:span><text:span text:style-name="T19"> </text:span><text:span text:style-name="T21">did enter</text:span><text:span text:style-name="T19"> into his ears." (II Samuel 22:7) "I </text:span><text:span text:style-name="T18">cried</text:span><text:span text:style-name="T19"> with </text:span><text:span text:style-name="T21">my</text:span><text:span text:style-name="T19"> whole heart; hear me, O LORD: I will keep thy statutes." (</text:span><text:span text:style-name="T20">Psalm 119:145)</text:span></text:h>
      <text:p text:style-name="P8"><text:s text:c="2"/>He said of others: <text:span text:style-name="T22">“</text:span><text:span text:style-name="T16">The righteous</text:span><text:span text:style-name="T13"> </text:span><text:span text:style-name="T15">cry</text:span><text:span text:style-name="T13">, and the LORD heareth, and delivereth them out of all their troubles." (Psalm 34:17 ). Then they </text:span><text:span text:style-name="T15">cried</text:span><text:span text:style-name="T13"> unto the LORD in their trouble, </text:span><text:span text:style-name="T14">and</text:span><text:span text:style-name="T13"> he delivered them out of their dis-tresses." (Psalm 107:6). Then they </text:span><text:span text:style-name="T15">cried</text:span><text:span text:style-name="T13"> unto the LORD in their trouble, </text:span><text:span text:style-name="T14">and</text:span><text:span text:style-name="T13"> he saved them out of their distresses." (</text:span><text:span text:style-name="T17">Psalm 107:13)</text:span></text:p>
      <text:p text:style-name="P9"><text:s text:c="2"/>David had learned that when he got serious with God; when his emo-tions were involved that God heard him and responded to his cries. </text:p>
      <text:p text:style-name="P9"><text:s text:c="2"/>We all know that there are those who get big crocidile tears when they want something and others are not moved. There is a big difference between crying to get something and genuine sorrow of heart. What David is talking about has no deception or manipulation involved. He is talking about someone with a genuine conviction as they appeal to God.</text:p>
      <text:p text:style-name="P14"><text:span text:style-name="T9"/></text:p>
      <text:p text:style-name="P11"><text:span text:style-name="T11">Old Testament Prophets</text:span><text:span text:style-name="T9"> were rarely believed and many times were not tolerated. Historians believe that the prophet Isaiah was executed by sealing him in a hollowed out log and sawing it in half; because the king did not like his call to repentence. In </text:span><text:span text:style-name="T10">Isaiah 58:1 we read: "</text:span><text:span text:style-name="T9">Cry aloud, spare not, lift up thy voice like a trumpet, and shew my people their transgression, and the house of Jacob their sins."</text:span></text:p>
      <text:p text:style-name="P12"><text:span text:style-name="T12"><text:s text:c="2"/>In Ezekiel we read the words that God spoke to Ezekiel and it would do us well to apply them to our lives today. He said: “</text:span><text:span text:style-name="T7">Son of man, I have made thee a watchman unto the house of Israel: therefore hear the word at my mouth, and give them warning from me. </text:span><text:span text:style-name="T4">When I say unto the wicked, Thou shalt surely die; and thou givest him not warning, nor speakest to warn the wicked from his wicked way, to save his life; the same wicked </text:span><text:span text:style-name="T6">man</text:span><text:span text:style-name="T4"> shall die in his iniquity; but his blood will I require at thine hand. Yet if thou warn the wicked, and he turn not from his wickedness, nor from his wicked way, he shall die in his iniquity; but thou hast delivered thy soul.”</text:span></text:p>
      <text:p text:style-name="P12"><text:span text:style-name="T4"><text:s text:c="2"/>This is a clear call that you and I are called to provide a warning to folks who are lost in sin. No where in the scripture does it say that we are to convert them. We are commanded to warn them. We need to cry out to God and preach the truth with a passion. God, very plainly, reminds us that we are not responsible for their response but we will be held accountable for failing to warn them.</text:span></text:p>
      <text:p text:style-name="P12"><text:span text:style-name="T4"><text:s text:c="2"/>Recently Texas, Florida and Puerto Rico were all hit by hurricanes. All three had </text:span><text:span text:style-name="T8">adequate</text:span><text:span text:style-name="T4"> warning. Each area has experienced hurricanes before but not all people responded in the same way. A few grabbed important papers and fled a week in advance Some waited until the last minute and exited town in huge traffic jams. Many stayed and, among those, many lost their lives. </text:span></text:p>
      <text:p text:style-name="P12"><text:span text:style-name="T4"/></text:p>
      <text:p text:style-name="P12"><text:span text:style-name="T5">Conclude:</text:span><text:span text:style-name="T4"> We watched a movie about a boy who got a job as a courier for a telegram office. The time was WWII. He loved his job when he got to deliver good news but he hated it when he was delivering a message that someone had lost their life.</text:span></text:p>
      <text:p text:style-name="P12"><text:span text:style-name="T4"><text:s text:c="2"/>Are you willing to be the town crier for your family? Are you willing to stand up and speak the truth to those you love? Are you willing to be the town crier at your place of employment and speak the truth to those you work along-side? </text:span></text:p>
      <text:p text:style-name="P12"><text:span text:style-name="T4"><text:s text:c="2"/>It may sound like a negative job but in reality God has called us to be a courier of His Grace. Each time that you share the truth you have an excellent chance of seeing God work salvation in the life of another.</text:span></text:p>
      <text:p text:style-name="P12"><text:span text:style-name="T4">Altar Call!</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7-09-30T16:57:38.24</dc:date>
    <meta:editing-duration>PT20H12M41S</meta:editing-duration>
    <meta:generator>OpenOffice/4.1.3$Win32 OpenOffice.org_project/413m1$Build-9783</meta:generator>
    <meta:printed-by>Joel Tice</meta:printed-by>
    <meta:print-date>2017-09-30T16:57:09.49</meta:print-date>
    <meta:document-statistic meta:table-count="0" meta:image-count="0" meta:object-count="0" meta:page-count="1" meta:paragraph-count="19" meta:word-count="987" meta:character-count="52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